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10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7a7a7a" style:font-name="Noto Sans" fo:font-size="11.25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.247cm" loext:contextual-spacing="false" fo:orphans="2" fo:widows="2" fo:text-indent="0cm" style:auto-text-indent="false" fo:padding="0cm" fo:border="none"/>
      <style:text-properties fo:font-variant="normal" fo:text-transform="none" fo:color="#232323" style:font-name="Noto Sans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47cm" loext:contextual-spacing="false" fo:orphans="2" fo:widows="2" fo:padding="0cm" fo:border="none"/>
      <style:text-properties fo:font-variant="normal" fo:text-transform="none" fo:color="#232323" style:font-name="Noto Sans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247cm" loext:contextual-spacing="false" fo:orphans="2" fo:widows="2" fo:padding="0cm" fo:border="none"/>
      <style:text-properties fo:font-variant="normal" fo:text-transform="none" fo:color="#232323" style:font-name="Noto Sans" fo:font-size="11.2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247cm" loext:contextual-spacing="false" fo:orphans="2" fo:widows="2" fo:padding="0cm" fo:border="none"/>
    </style:style>
    <style:style style:name="T1" style:family="text">
      <style:text-properties fo:font-variant="normal" fo:text-transform="none" fo:color="#232323" style:font-name="Noto Sans" fo:letter-spacing="normal" fo:font-style="normal" fo:font-weight="bold"/>
    </style:style>
    <style:style style:name="T2" style:family="text">
      <style:text-properties fo:font-variant="normal" fo:text-transform="none" fo:color="#232323" style:font-name="Noto Sans" fo:letter-spacing="normal" fo:font-style="normal" fo:font-weight="normal"/>
    </style:style>
    <style:style style:name="T3" style:family="text">
      <style:text-properties fo:font-variant="normal" fo:text-transform="none" fo:color="#232323" style:font-name="Noto Sans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2">MOTOR BRUSHLESS 2200KVA</text:span></text:span></text:h>
      <text:h text:style-name="P1" text:outline-level="1"><text:span text:style-name="Strong_20_Emphasis"><text:span text:style-name="T1"/></text:span></text:h>
      <text:h text:style-name="P1" text:outline-level="1"><text:span text:style-name="Strong_20_Emphasis"><text:span text:style-name="T1">Descripción:</text:span></text:span></text:h>
      <text:p text:style-name="P2">Motor sin escobillas o brushless controlado por PWM. Ideal para sistemas de vuelo tipo Quadcopter o sus variaciones asi como para vehículos aéreos de ala fija. El motor soporta hasta 12 A y se recomienda usar un controlador ESC de 30A. </text:p>
      <text:h text:style-name="P1" text:outline-level="1"><text:span text:style-name="Strong_20_Emphasis"><text:span text:style-name="T1">Características:</text:span></text:span></text:h>
      <text:list xml:id="list2589137179" text:style-name="L1">
        <text:list-item>
          <text:p text:style-name="P4">Motor Brushless KV2200</text:p>
        </text:list-item>
        <text:list-item>
          <text:p text:style-name="P4">Modelo: A2212/ 6T</text:p>
        </text:list-item>
        <text:list-item>
          <text:p text:style-name="P4">RPM/V: 2200KV</text:p>
        </text:list-item>
        <text:list-item>
          <text:p text:style-name="P4">Peso 47g</text:p>
        </text:list-item>
        <text:list-item>
          <text:p text:style-name="P4">Motor Dimensiones: : 27.5 x 30 mm</text:p>
        </text:list-item>
        <text:list-item>
          <text:p text:style-name="P4">Diametro del eje: 3.175mm.</text:p>
        </text:list-item>
        <text:list-item>
          <text:p text:style-name="P4">Controlador recomendado: ESC 30A.</text:p>
        </text:list-item>
        <text:list-item>
          <text:p text:style-name="P4">Propelas adecuadas: 8x4.5" 9x4.5" 10x4.5" 10x4.7"</text:p>
        </text:list-item>
        <text:list-item>
          <text:p text:style-name="P4">Ideal para baterias de lipo 2 a 3 celdas.</text:p>
        </text:list-item>
        <text:list-item>
          <text:p text:style-name="P4">Incluye adaptador para base.</text:p>
        </text:list-item>
        <text:list-item>
          <text:p text:style-name="P4">Peso recomendado del modelo: 300-1000g </text:p>
        </text:list-item>
      </text:list>
      <text:h text:style-name="P1" text:outline-level="1"><text:span text:style-name="Strong_20_Emphasis"><text:span text:style-name="T1">Especificaciones:</text:span></text:span></text:h>
      <text:list xml:id="list4249135873" text:style-name="L2">
        <text:list-item>
          <text:p text:style-name="P3">Voltaje: 2S ~ 3S (7.4v 11.1v a)</text:p>
        </text:list-item>
        <text:list-item>
          <text:p text:style-name="P6"><text:span text:style-name="T3">Potencia: 342w</text:span><text:span text:style-name="Strong_20_Emphasis"><text:span text:style-name="T3"> </text:span></text:span></text:p>
        </text:list-item>
        <text:list-item>
          <text:p text:style-name="P5">Corriente máx 28A</text:p>
        </text:list-item>
        <text:list-item>
          <text:p text:style-name="P5">Acelerador Requerido: 30Amp</text:p>
        </text:list-item>
        <text:list-item>
          <text:p text:style-name="P5">Batería 2-3S</text:p>
        </text:list-item>
        <text:list-item>
          <text:p text:style-name="P5">Hélice recomendada 8 × 4 /  7 × 5</text:p>
        </text:list-item>
        <text:list-item>
          <text:p text:style-name="P5">Número de elementos 2 - 3 Li-Po</text:p>
        </text:list-item>
        <text:list-item>
          <text:p text:style-name="P5"><text:soft-page-break/>Resistencia interna: 45mΩ</text:p>
        </text:list-item>
        <text:list-item>
          <text:p text:style-name="P5">Corriente: 12A/60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9:22:33.021833236</meta:creation-date>
    <dc:date>2020-09-24T19:23:46.919766087</dc:date>
    <meta:editing-duration>PT1M17S</meta:editing-duration>
    <meta:editing-cycles>1</meta:editing-cycles>
    <meta:document-statistic meta:table-count="0" meta:image-count="0" meta:object-count="0" meta:page-count="2" meta:paragraph-count="25" meta:word-count="154" meta:character-count="843" meta:non-whitespace-character-count="730"/>
    <meta:generator>LibreOffice/6.4.5.2$Linux_X86_64 LibreOffice_project/40$Build-2</meta:generator>
  </office:meta>
</office:document-meta>
</file>